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2e74b5"/>
    </style:style>
    <style:style style:name="P2" style:family="paragraph" style:parent-style-name="Standard">
      <style:text-properties fo:color="#ff3366"/>
    </style:style>
    <style:style style:name="P3" style:family="paragraph" style:parent-style-name="Standard">
      <style:paragraph-properties fo:margin-left="0cm" fo:margin-right="0cm" fo:text-indent="1.27cm" style:auto-text-indent="false"/>
    </style:style>
    <style:style style:name="P4" style:family="paragraph" style:parent-style-name="Standard">
      <style:paragraph-properties fo:margin-left="0cm" fo:margin-right="0cm" fo:text-indent="1.27cm" style:auto-text-indent="false"/>
      <style:text-properties fo:color="#0099ff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List_20_Paragraph" style:list-style-name="WWNum3"/>
    <style:style style:name="P7" style:family="paragraph" style:parent-style-name="List_20_Paragraph">
      <style:paragraph-properties fo:margin-left="2.54cm" fo:margin-right="0cm" fo:text-indent="0cm" style:auto-text-indent="false"/>
    </style:style>
    <style:style style:name="P8" style:family="paragraph" style:parent-style-name="List_20_Paragraph">
      <style:paragraph-properties fo:margin-left="2.54cm" fo:margin-right="0cm" fo:text-indent="1.27cm" style:auto-text-indent="false"/>
    </style:style>
    <style:style style:name="P9" style:family="paragraph" style:parent-style-name="List_20_Paragraph">
      <style:paragraph-properties fo:margin-left="3.81cm" fo:margin-right="0cm" fo:text-indent="0cm" style:auto-text-indent="false"/>
    </style:style>
    <style:style style:name="T1" style:family="text">
      <style:text-properties fo:color="#0070c0"/>
    </style:style>
    <style:style style:name="T2" style:family="text">
      <style:text-properties fo:color="#c00000"/>
    </style:style>
    <style:style style:name="T3" style:family="text">
      <style:text-properties fo:color="#2e74b5"/>
    </style:style>
    <style:style style:name="T4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harmacy Database</text:p>
      <text:p text:style-name="Standard">Outline:</text:p>
      <text:p text:style-name="Standard">Users:</text:p>
      <text:list xml:id="list1424578511" text:style-name="WWNum3">
        <text:list-item>
          <text:p text:style-name="P6">Cashiers </text:p>
          <text:list>
            <text:list-item>
              <text:p text:style-name="P6">See price of product given its ID</text:p>
            </text:list-item>
          </text:list>
        </text:list-item>
      </text:list>
      <text:p text:style-name="P7">-<text:span text:style-name="T1">SELECT Name, SKU FROM Product WHERE SKU = inputSKU</text:span></text:p>
      <text:p text:style-name="P7"/>
      <text:list xml:id="list852043729" text:continue-numbering="true" text:style-name="WWNum3">
        <text:list-item>
          <text:list>
            <text:list-item>
              <text:p text:style-name="P6">Record the sale of something, this will add to income statement and reduce the stock of that something.</text:p>
            </text:list-item>
          </text:list>
        </text:list-item>
      </text:list>
      <text:p text:style-name="P7"><text:span text:style-name="T1">bool invalid = false;</text:span></text:p>
      <text:p text:style-name="P7"><text:span text:style-name="T1">-foreach(Product p in productsForSale)</text:span></text:p>
      <text:p text:style-name="P7"><text:span text:style-name="T1">{<text:line-break/><text:tab/>int stock = SELECT Stock FROM Product WHERE Name = p.name;</text:span></text:p>
      <text:p text:style-name="P7"><text:span text:style-name="T1"><text:tab/>If (stock &lt; p.AmountRequested) invalid = true; //ERROR: Not enough stock.</text:span></text:p>
      <text:p text:style-name="P7"><text:span text:style-name="T1"><text:tab/>Bool isPerscription = SELECT isPerscription FROM Product WHERE Name = p.name;</text:span></text:p>
      <text:p text:style-name="P7"><text:span text:style-name="T1"><text:tab/>If(isPerscription) //WARNING: THIS SHIT IS REAL DUDE</text:span></text:p>
      <text:p text:style-name="P7"><text:span text:style-name="T1">}</text:span></text:p>
      <text:p text:style-name="P7"><text:span text:style-name="T1">If (invalid)</text:span></text:p>
      <text:p text:style-name="P7"><text:span text:style-name="T1">{</text:span></text:p>
      <text:p text:style-name="P7"><text:span text:style-name="T1"><text:tab/>System.out.println(“Java error: you’ve requested a ridiculous amount of stock.”);</text:span></text:p>
      <text:p text:style-name="P7"><text:span text:style-name="T1"><text:tab/>Echo Console.WriteLine(“System.out.println(\”Debug.Log(\”Log.l(“…”)));</text:span></text:p>
      <text:p text:style-name="P7"><text:span text:style-name="T1">}</text:span></text:p>
      <text:p text:style-name="P7"><text:span text:style-name="T1">INSERT INTO Sale VALUES(…new Sale values…..)</text:span></text:p>
      <text:p text:style-name="P7"><text:span text:style-name="T1">foreach(Product p in productsForSale)</text:span></text:p>
      <text:p text:style-name="P7"><text:span text:style-name="T1">{</text:span></text:p>
      <text:p text:style-name="P8"><text:span text:style-name="T1">INSERT INTO SP VALUES(Sale.id, p.id); //this causes a trigger in SP to reduce stock in Product</text:span></text:p>
      <text:p text:style-name="P7"><text:span text:style-name="T1">}</text:span></text:p>
      <text:p text:style-name="P9"><text:soft-page-break/></text:p>
      <text:list xml:id="list2054226071" text:continue-numbering="true" text:style-name="WWNum3">
        <text:list-item>
          <text:list>
            <text:list-item>
              <text:p text:style-name="P6">Cashiers must be warned of prescription products.</text:p>
            </text:list-item>
          </text:list>
        </text:list-item>
      </text:list>
      <text:p text:style-name="P7"><text:span text:style-name="T1">-done in error checking loop</text:span></text:p>
      <text:p text:style-name="P7"/>
      <text:list xml:id="list1866330995" text:continue-numbering="true" text:style-name="WWNum3">
        <text:list-item>
          <text:p text:style-name="P6">Pharmacists (Same as cashiers):</text:p>
          <text:list>
            <text:list-item>
              <text:p text:style-name="P6">Queue of prescriptions to be picked. </text:p>
            </text:list-item>
          </text:list>
        </text:list-item>
      </text:list>
      <text:p text:style-name="P7"><text:span text:style-name="T1">SELECT * FROM Prescription WHERE isFilled = true ORDER BY DateFilled FETCH FIRST 5 ROWS ONLY</text:span></text:p>
      <text:p text:style-name="P7"/>
      <text:list xml:id="list313136617" text:continue-numbering="true" text:style-name="WWNum3">
        <text:list-item>
          <text:list>
            <text:list-item>
              <text:list>
                <text:list-item>
                  <text:p text:style-name="P6">Remove and add prescriptions.</text:p>
                </text:list-item>
              </text:list>
            </text:list-item>
          </text:list>
        </text:list-item>
      </text:list>
      <text:p text:style-name="P9"><text:span text:style-name="T1">DELETE FROM Prescription WHERE Name = InputName</text:span></text:p>
      <text:p text:style-name="P9"><text:span text:style-name="T1">INSERT INTO Prescription VALUES (…..values…..)</text:span></text:p>
      <text:p text:style-name="P9"/>
      <text:list xml:id="list1372459118" text:continue-numbering="true" text:style-name="WWNum3">
        <text:list-item>
          <text:list>
            <text:list-item>
              <text:p text:style-name="P6">When picked up remove from Queue and add to income</text:p>
            </text:list-item>
          </text:list>
        </text:list-item>
      </text:list>
      <text:p text:style-name="P7">-<text:span text:style-name="T1">have a trigger flag when adding or removing prescriptions</text:span></text:p>
      <text:p text:style-name="P7"/>
      <text:p text:style-name="P7"/>
      <text:list xml:id="list276754508" text:continue-numbering="true" text:style-name="WWNum3">
        <text:list-item>
          <text:p text:style-name="P6">Administrators:</text:p>
          <text:list>
            <text:list-item>
              <text:p text:style-name="P6">Query income</text:p>
              <text:list>
                <text:list-item>
                  <text:p text:style-name="P6">Date</text:p>
                </text:list-item>
              </text:list>
            </text:list-item>
          </text:list>
        </text:list-item>
      </text:list>
      <text:p text:style-name="P9"><text:span text:style-name="T2">SELECT ID FROM Sale WHERE Date &gt;= StartDate &amp;&amp; Date &lt;= StartDate (imcomplete)</text:span></text:p>
      <text:list xml:id="list251063000" text:continue-numbering="true" text:style-name="WWNum3">
        <text:list-item>
          <text:list>
            <text:list-item>
              <text:list>
                <text:list-item>
                  <text:p text:style-name="P6">Department</text:p>
                </text:list-item>
                <text:list-item>
                  <text:p text:style-name="P6">Product</text:p>
                </text:list-item>
                <text:list-item>
                  <text:p text:style-name="P6">Employees (Attribute)</text:p>
                </text:list-item>
              </text:list>
            </text:list-item>
          </text:list>
        </text:list-item>
        <text:list-item>
          <text:p text:style-name="P6">Customers:</text:p>
          <text:list>
            <text:list-item>
              <text:p text:style-name="P6">Customers want see products organized by a variety of attributes:</text:p>
              <text:list>
                <text:list-item>
                  <text:p text:style-name="P6">Price</text:p>
                </text:list-item>
              </text:list>
            </text:list-item>
          </text:list>
        </text:list-item>
      </text:list>
      <text:p text:style-name="P9"><text:span text:style-name="T1">SELECT * FROM Product ORDER BY Price</text:span></text:p>
      <text:list xml:id="list615845705" text:continue-numbering="true" text:style-name="WWNum3">
        <text:list-item>
          <text:list>
            <text:list-item>
              <text:list>
                <text:list-item>
                  <text:p text:style-name="P6">Department</text:p>
                </text:list-item>
              </text:list>
            </text:list-item>
          </text:list>
        </text:list-item>
      </text:list>
      <text:p text:style-name="P9"><text:soft-page-break/><text:span text:style-name="T1">SELECT * FROM Product ORDER BY Department</text:span></text:p>
      <text:list xml:id="list1726233290" text:continue-numbering="true" text:style-name="WWNum3">
        <text:list-item>
          <text:list>
            <text:list-item>
              <text:list>
                <text:list-item>
                  <text:p text:style-name="P6">Stock level</text:p>
                </text:list-item>
              </text:list>
            </text:list-item>
          </text:list>
        </text:list-item>
      </text:list>
      <text:p text:style-name="P9"><text:span text:style-name="T1">SELECT * FROM Product ORDER BY Stock</text:span></text:p>
      <text:list xml:id="list741317597" text:continue-numbering="true" text:style-name="WWNum3">
        <text:list-item>
          <text:list>
            <text:list-item>
              <text:p text:style-name="P6">Customers can see if their prescription is ready.</text:p>
            </text:list-item>
          </text:list>
        </text:list-item>
      </text:list>
      <text:p text:style-name="P7"><text:span text:style-name="T1">SELECT DateDelivered FROM Prescription WHERE Customer = InputName</text:span></text:p>
      <text:p text:style-name="P7"><text:span text:style-name="T1">Console.printf(“%s %s %s %s\n”, “It”, “has”, DateDelivered == NULL ? “not been” : “been”, “delivered.”);</text:span></text:p>
      <text:list xml:id="list825793984" text:continue-numbering="true" text:style-name="WWNum3">
        <text:list-item>
          <text:list>
            <text:list-item>
              <text:p text:style-name="P6">Submit prescriptions</text:p>
            </text:list-item>
          </text:list>
        </text:list-item>
      </text:list>
      <text:p text:style-name="P7"><text:span text:style-name="T1">INSERT INTO Prescriptions VALUES (…….prescriptions values……)</text:span></text:p>
      <text:p text:style-name="P7"/>
      <text:list xml:id="list367109149" text:continue-numbering="true" text:style-name="WWNum3">
        <text:list-item>
          <text:list>
            <text:list-item>
              <text:p text:style-name="P6">See prescription they picked up (prescription history). </text:p>
            </text:list-item>
          </text:list>
        </text:list-item>
      </text:list>
      <text:p text:style-name="P7"><text:span text:style-name="T1">SELECT * FROM Prescription WHERE Customer = InputName</text:span></text:p>
      <text:p text:style-name="Standard">Advanced Queries:</text:p>
      <text:p text:style-name="Standard"><text:tab/>Find all products that have ever been sold.</text:p>
      <text:p text:style-name="Standard"><text:tab/><text:span text:style-name="T3">SELECT * FROM Product WHERE EXISTS (SELECT * FROM SaleProduct WHERE Product.SKU = SaleProduct.ProductSKU)</text:span></text:p>
      <text:p text:style-name="P1"/>
      <text:p text:style-name="Standard"><text:span text:style-name="T4"><text:tab/>Find all products that have at least one other product with the same price.</text:span></text:p>
      <text:p text:style-name="Standard"><text:span text:style-name="T4"><text:tab/></text:span><text:span text:style-name="T3">SELECT * FROM Product x WHERE Price = ANY (SELECT Price FROM Product y WHERE x.Name &lt;&gt; y.Name)</text:span></text:p>
      <text:p text:style-name="Standard"><text:span text:style-name="T4"><text:tab/>Find all products with the greatest price.</text:span></text:p>
      <text:p text:style-name="Standard"><text:span text:style-name="T4"><text:tab/></text:span><text:span text:style-name="T3">SELECT * FROM Product x WHERE Price &gt;= ALL (SELECT Price FROM Product y)</text:span></text:p>
      <text:p text:style-name="Standard"><text:span text:style-name="T3"><text:tab/></text:span>Find all products with stock 2, 4 or 6.</text:p>
      <text:p text:style-name="Standard"><text:span text:style-name="T3"><text:tab/>SELECT * FROM Product WHERE Stock IN (2, 4, 6)</text:span></text:p>
      <text:p text:style-name="P3">Find all products in the Drugs department with a stock level between 5 and 10</text:p>
      <text:p text:style-name="P4">SELECT * FROM Product WHERE Department = 'Drugs' AND Stock BETWEEN 5 AND 10</text:p>
      <text:p text:style-name="Standard"/>
      <text:p text:style-name="Standard"/>
      <text:p text:style-name="Standard"><text:soft-page-break/>VIEW:</text:p>
      <text:p text:style-name="Standard">Create view of products and prices and stock.</text:p>
      <text:p text:style-name="Standard">db2 “CREATE VIEW productview AS SELECT Name, Price, Stock FROM Product”</text:p>
      <text:p text:style-name="P2">BEWARE OF QUOTES. BEWARE OF QUOTES. BEWARE OF QUOTES. BEWARE OF QUOTES. BEWARE OF QUOTES. BEWARE OF QUOTES. BEWARE OF QUOT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C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letter-kerning="true" style:font-name-asian="Droid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.Furtado@live.ca</meta:initial-creator>
    <meta:editing-cycles>5</meta:editing-cycles>
    <meta:creation-date>2014-11-15T20:50:00</meta:creation-date>
    <dc:date>2014-11-20T18:26:31</dc:date>
    <meta:editing-duration>PT1M48S</meta:editing-duration>
    <meta:generator>LibreOffice/3.5$Linux_X86_64 LibreOffice_project/350m1$Build-2</meta:generator>
    <meta:document-statistic meta:table-count="0" meta:image-count="0" meta:object-count="0" meta:page-count="4" meta:paragraph-count="71" meta:word-count="504" meta:character-count="3093" meta:non-whitespace-character-count="266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